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officeooo:paragraph-rsid="000479b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none" fo:font-weight="bold" officeooo:paragraph-rsid="000479b0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bold" officeooo:paragraph-rsid="000479b0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text-underline-style="none" fo:font-weight="bold" officeooo:paragraph-rsid="000479b0" style:font-weight-asian="bold" style:font-weight-complex="bold"/>
    </style:style>
    <style:style style:name="P5" style:family="paragraph" style:parent-style-name="Standard">
      <style:text-properties style:text-underline-style="none" fo:font-weight="normal" officeooo:paragraph-rsid="000479b0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0479b0" style:font-weight-asian="bold" style:font-weight-complex="bold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0479b0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blemstellungen vordern Herausfindung</text:p>
      <text:p text:style-name="P4"/>
      <text:p text:style-name="P6"><text:span text:style-name="T1">Intro </text:span><text:span text:style-name="T2">8 Takte Verzerrt</text:span></text:p>
      <text:p text:style-name="P6"><text:span text:style-name="T1">Intro </text:span><text:span text:style-name="T2">8 Takte gedämpft</text:span></text:p>
      <text:p text:style-name="P4">1. Strophe:</text:p>
      <text:p text:style-name="P5">Ich sitze hier auf meinem Stuhl und ich </text:p>
      <text:p text:style-name="P5">stell mir viel zu viele Fragen</text:p>
      <text:p text:style-name="P5">wer ich bin und wer die Welt regiert, was der Kunde wirklich </text:p>
      <text:p text:style-name="P5">will, immer dieselben Klagen</text:p>
      <text:p text:style-name="P5">die Sekretärin kommt aus der Toilette mit dem Chef, ihr </text:p>
      <text:p text:style-name="P5">Gesicht hat einen seltsamen Rotstich</text:p>
      <text:p text:style-name="P5">und während sie sich einen Kaffee kocht, eine Zigarette </text:p>
      <text:p text:style-name="P5">raucht, <text:tab/><text:tab/>frag ich mich</text:p>
      <text:p text:style-name="P4">Refrain:</text:p>
      <text:p text:style-name="P5">Warum man nicht jeden Tag Vögeln kann</text:p>
      <text:p text:style-name="P5">Warum man nicht jeden Tag Vögeln kann</text:p>
      <text:p text:style-name="P5">Warum man nicht jeden Tag Vögeln kann</text:p>
      <text:p text:style-name="P5">Warum man nicht jeden Tag Vögeln kann</text:p>
      <text:p text:style-name="P6"><text:span text:style-name="T1">Bridge </text:span><text:span text:style-name="T3">8 Takte gedämpft</text:span></text:p>
      <text:p text:style-name="P3">2. Strophe</text:p>
      <text:p text:style-name="P1">Ich bin renommierter Professor, gebildet, was weiß ich</text:p>
      <text:p text:style-name="P1">was ich nicht weiß, das macht mich heiß, drum weiß ichs bald, und du nicht</text:p>
      <text:p text:style-name="P1">Kernphysik, Philosophie, Bio, Mathe und Chemie</text:p>
      <text:p text:style-name="P1">nach Fragen hab ich mich nie gefragt, denn ich frag nie</text:p>
      <text:p text:style-name="P1">Ich kenn die Lösung, was auch immer, frag es mich,</text:p>
      <text:p text:style-name="P1">such mich einfach im Labor, denn ich wohne dort,</text:p>
      <text:p text:style-name="P1">auf jede Frage kenne ich die Lösung, ich bin Gott</text:p>
      <text:p text:style-name="P1">nur auf eine Frage gibt es keine Antwort</text:p>
      <text:p text:style-name="P3">Refrain</text:p>
      <text:p text:style-name="P6"><text:span text:style-name="T4">Bridge </text:span><text:span text:style-name="T3">8 Takte gedämpft</text:span></text:p>
      <text:p text:style-name="P2">3. Strophe:</text:p>
      <text:p text:style-name="P1">Ich bin jung ich will studieren, denn ich studiere gern </text:p>
      <text:p text:style-name="P1">ein netter Professor bringt mir bei was ich grad lern</text:p>
      <text:p text:style-name="P1">doch das hat einen Grund, ich hab zwar kein Portmonee</text:p>
      <text:p text:style-name="P1">diese Welt ist nicht modern, nicht gerecht und auch nicht schön</text:p>
      <text:p text:style-name="P1">frag irgendeine Frau, ob sie den Professor kennt,</text:p>
      <text:p text:style-name="P1">eine Exstudentin muss es aber sein vielleicht mit Kind</text:p>
      <text:p text:style-name="P1">und die wird dir einiges erzählen, </text:p>
      <text:p text:style-name="P1">warum unter Studentinnen keine Jungfraun sind</text:p>
      <text:p text:style-name="P3">Refrain</text:p>
      <text:p text:style-name="P3">Refrain:</text:p>
      <text:p text:style-name="P1">Warum die andre Schlange immer schneller geht</text:p>
      <text:p text:style-name="P1">Warum niemand die Frauen versteht</text:p>
      <text:p text:style-name="P1">Warum der FC Bayern viel zu oft gewinnt </text:p>
      <text:p text:style-name="P1">Warum die pubertäre Tochter rumspinnt</text:p>
      <text:p text:style-name="P1">Warum sitzt im Landtag immer die Union</text:p>
      <text:p text:style-name="P1">ich hab die nicht gewählt, wer wählt die bitte schon</text:p>
      <text:p text:style-name="P1">Warum man eine Band nach Buchstaben benennt</text:p>
      <text:p text:style-name="P1">Warum niemand die Antwort auf die Frage ken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2-26T12:07:29.763081482</meta:creation-date>
    <dc:date>2016-02-26T12:07:46.242906527</dc:date>
    <dc:creator>oxymoronist </dc:creator>
    <meta:editing-duration>PT16S</meta:editing-duration>
    <meta:editing-cycles>1</meta:editing-cycles>
    <meta:document-statistic meta:table-count="0" meta:image-count="0" meta:object-count="0" meta:page-count="1" meta:paragraph-count="48" meta:word-count="319" meta:character-count="1826" meta:non-whitespace-character-count="1546"/>
    <meta:generator>LibreOffice/4.3.3.2$Linux_X86_64 LibreOffice_project/430m0$Build-2</meta:generator>
  </office:meta>
</office:document-meta>
</file>